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ola</text:p>
          </table:table-cell>
          <table:table-cell table:style-name="ce21" office:value-type="string">
            <text:p>colb</text:p>
          </table:table-cell>
          <table:table-cell table:style-name="ce21" office:value-type="string">
            <text:p>colc</text:p>
          </table:table-cell>
        </table:table-row>
        <table:table-row table:style-name="ro2">
          <table:table-cell table:style-name="ce21" office:value-type="string">
            <text:p>a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1" office:value-type="string">
            <text:p>a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1" office:value-type="string">
            <text:p>a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1" office:value-type="string">
            <text:p>a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1" office:value-type="string">
            <text:p>b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1" office:value-type="string">
            <text:p>b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1" office:value-type="string">
            <text:p>b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1" office:value-type="string">
            <text:p>b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00">
            <text:p>2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